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800080"/>
    </style:style>
    <style:style style:name="T2" style:family="text">
      <style:text-properties fo:color="#800080" fo:font-weight="bold"/>
    </style:style>
    <style:style style:name="T3" style:family="text">
      <style:text-properties fo:color="#0000ff"/>
    </style:style>
    <style:style style:name="T4" style:family="text">
      <style:text-properties fo:color="#0000ff" fo:font-weight="bold"/>
    </style:style>
    <style:style style:name="T5" style:family="text">
      <style:text-properties fo:color="#008000" fo:font-weight="bold"/>
    </style:style>
    <style:style style:name="T6" style:family="text">
      <style:text-properties fo:color="#808000"/>
    </style:style>
    <style:style style:name="T7" style:family="text">
      <style:text-properties fo:color="#808000" fo:font-weight="bold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Watcher</text:span><text:span text:style-name="T1"> gets up stretching her hooves and legs</text:span></text:p>
      <text:p text:style-name="Text_20_body"><text:span text:style-name="T4">Rabid</text:span><text:span text:style-name="T3"> is sprawled over the foot of the bed on his back still dozing</text:span></text:p>
      <text:p text:style-name="Text_20_body"><text:span text:style-name="T2">Watcher</text:span><text:span text:style-name="T1"> pets Rabid's ear with her bottom hoof, sitting up an looking at him</text:span></text:p>
      <text:p text:style-name="Text_20_body"><text:span text:style-name="T4">Rabid</text:span><text:span text:style-name="T3"> wakes up and looks at Watcher, leaning up on his elbows</text:span></text:p>
      <text:p text:style-name="Text_20_body"><text:span text:style-name="T4">Rabid</text:span>: Good morning, Mistress.</text:p>
      <text:p text:style-name="Text_20_body"><text:span text:style-name="T2">Watcher</text:span><text:span text:style-name="T1"> stops rubbing as it becomes a sharp pinch on the ear "Good morning pet."</text:span></text:p>
      <text:p text:style-name="Text_20_body"><text:span text:style-name="T4">Rabid</text:span><text:span text:style-name="T3"> whimpers and bites his lip</text:span></text:p>
      <text:p text:style-name="Text_20_body"><text:span text:style-name="T5">Newblood</text:span> joined the chat </text:p>
      <text:p text:style-name="Text_20_body"><text:span text:style-name="T7">Tenda</text:span><text:span text:style-name="T6"> is still sleeping on a bed, in another room</text:span></text:p>
      <text:p text:style-name="Text_20_body"><text:span text:style-name="T2">Watcher</text:span><text:span text:style-name="T1"> twists your ear a bit "Did you enjoy resting by my hooves mutt?"</text:span></text:p>
      <text:p text:style-name="Text_20_body"><text:span text:style-name="T4">Rabid</text:span><text:span text:style-name="T3"> turns his head as you twist to relieve the pressure "Y-Yes Misteress"</text:span></text:p>
      <text:p text:style-name="Text_20_body"><text:span text:style-name="T2">Watcher</text:span><text:span text:style-name="T1"> chuckles a bit, getting up from the bed and grins "Get up, you have work to do."</text:span></text:p>
      <text:p text:style-name="Text_20_body"><text:span text:style-name="T4">Rabid</text:span><text:span text:style-name="T3"> looks befuddled "Work?" then shakes off his confusion and stands up quickly "Yes Mistress."</text:span></text:p>
      <text:p text:style-name="Text_20_body"><text:span text:style-name="T2">Watcher</text:span><text:span text:style-name="T1"> looks at your ear tag, chuckling as she is still flabbergasted that she now owns you; moving to the door and waiting for you to open the door</text:span></text:p>
      <text:p text:style-name="Text_20_body"><text:span text:style-name="T4">Rabid</text:span><text:span text:style-name="T3"> quickly trots to the door and opens it, bowing beside it</text:span></text:p>
      <text:p text:style-name="Text_20_body"><text:span text:style-name="T2">Watcher</text:span><text:span text:style-name="T1"> boldly exits the room, heading down the stairs and by the house entrance</text:span></text:p>
      <text:p text:style-name="Text_20_body"><text:span text:style-name="T4">Rabid</text:span><text:span text:style-name="T3"> quickly closes the door and follows down the stairs</text:span></text:p>
      <text:p text:style-name="Text_20_body"><text:span text:style-name="T2">Watcher</text:span><text:span text:style-name="T1"> taps her hoof at the other door "I'm waiting."</text:span></text:p>
      <text:p text:style-name="Text_20_body"><text:span text:style-name="T4">Rabid</text:span><text:span text:style-name="T3"> opens the door "Yes Mistress"</text:span></text:p>
      <text:p text:style-name="Text_20_body"><text:span text:style-name="T7">Tenda</text:span>: o-o</text:p>
      <text:p text:style-name="Text_20_body"><text:span text:style-name="T7">Tenda</text:span><text:span text:style-name="T6"> dozes off again</text:span></text:p>
      <text:p text:style-name="Text_20_body"><text:span text:style-name="T2">Watcher</text:span><text:span text:style-name="T1"> heads outside, yawning against the heat and covering her eyes "Good, it's nice and hot out today."</text:span></text:p>
      <text:p text:style-name="Text_20_body"><text:span text:style-name="T4">Rabid</text:span><text:span text:style-name="T3"> closes the door behind them "Yes, Mistress, almost exceedingly so."</text:span></text:p>
      <text:p text:style-name="Text_20_body"><text:span text:style-name="T2">Watcher</text:span>: The lawn has a lot of weeds and thorns... I want you to pull them and make the lawn almost as pretty as I.</text:p>
      <text:p text:style-name="Text_20_body"><text:span text:style-name="T4">Rabid</text:span><text:span text:style-name="T3"> looks around the yard wiping his sweat from his brow "A-All of them, Mistress?"</text:span></text:p>
      <text:p text:style-name="Text_20_body"><text:span text:style-name="T2">Watcher</text:span><text:span text:style-name="T1"> glares at you "Did I stutter?"</text:span></text:p>
      <text:p text:style-name="Text_20_body"><text:span text:style-name="T4">Rabid</text:span><text:span text:style-name="T3"> looks at you quickly shaking his head "N-no Mistress." and quickly gets low to the ground starting to pull the weeds</text:span></text:p>
      <text:p text:style-name="Text_20_body"><text:span text:style-name="T2">Watcher</text:span><text:span text:style-name="T1"> lays against her house, underneath shade as she watches you work in the blazing heat</text:span></text:p>
      <text:p text:style-name="Text_20_body"><text:span text:style-name="T7">Tenda</text:span><text:span text:style-name="T6"> enjoys her late sleep, cooing pleasurably as she daydreams and dallies</text:span></text:p>
      <text:p text:style-name="Text_20_body"><text:span text:style-name="T4">Rabid</text:span><text:span text:style-name="T3"> continues diligently working in the heat, coming to a patch of thorns. Rabid briefly looks at Watcher before grabbing the thorns with his bare hooves and pulling them out</text:span></text:p>
      <text:p text:style-name="Text_20_body"><text:span text:style-name="T5">Newblood</text:span> joined the chat 6 seconds ago</text:p>
      <text:p text:style-name="Text_20_body"><text:span text:style-name="T2">Watcher</text:span>: (What about dem eggs? :good: )</text:p>
      <text:p text:style-name="Text_20_body"><text:soft-page-break/><text:span text:style-name="T7">Tenda</text:span>: (Tenda won't produce another clutch until she is eating at a reasonable level again</text:p>
      <text:p text:style-name="Text_20_body"><text:span text:style-name="T2">Watcher</text:span><text:span text:style-name="T1"> grins evilly as you latch your hooves onto the thorns, sinking into to you</text:span></text:p>
      <text:p text:style-name="Text_20_body"><text:span text:style-name="T2">Watcher</text:span>: (Well we have some food for you :good: )</text:p>
      <text:p text:style-name="Text_20_body"><text:span text:style-name="T4">Rabid</text:span><text:span text:style-name="T3"> gives a small cry as the thorns cut into my hooves, but still tears them all out</text:span></text:p>
      <text:p text:style-name="Text_20_body"><text:span text:style-name="T7">Tenda</text:span>: ( :wtf: )</text:p>
      <text:p text:style-name="Text_20_body"><text:span text:style-name="T2">Watcher</text:span><text:span text:style-name="T1"> speaking loudly as you pull "Does it hurt pet?"</text:span></text:p>
      <text:p text:style-name="Text_20_body"><text:span text:style-name="T4">Rabid</text:span><text:span text:style-name="T3"> yells back to you, his voice quivering, cracking and breaking "Yes Mistress! It HURTS!"</text:span></text:p>
      <text:p text:style-name="Text_20_body"><text:span text:style-name="T2">Watcher</text:span>: Good, keep working! Your Mistress enjoys your pain.</text:p>
      <text:p text:style-name="Text_20_body"><text:span text:style-name="T2">Watcher</text:span><text:span text:style-name="T1"> cackles a bit deviously</text:span></text:p>
      <text:p text:style-name="Text_20_body"><text:span text:style-name="T4">Rabid</text:span><text:span text:style-name="T3"> nods quickly and returns to pulling weeds now that the thorns are all taken care of</text:span></text:p>
      <text:p text:style-name="Text_20_body"><text:span text:style-name="T2">Watcher</text:span>: Theres more thorns by the bushes, make sure they are taken care of.</text:p>
      <text:p text:style-name="Text_20_body"><text:span text:style-name="T4">Rabid</text:span><text:span text:style-name="T3"> looks over to the bushes, noticing some thorns he missed "Of-Of course, Mistress" and trots over and pulls them out, crying a little louder this time</text:span></text:p>
      <text:p text:style-name="Text_20_body"><text:span text:style-name="T2">Watcher</text:span><text:span text:style-name="T1"> laughs at you wailing in pain, holding her stomach as she does so</text:span></text:p>
      <text:p text:style-name="Text_20_body"><text:span text:style-name="T2">Watcher</text:span><text:span text:style-name="T1"> wipes a tear from of her eye as the pain courses throughout your body</text:span></text:p>
      <text:p text:style-name="Text_20_body"><text:span text:style-name="T4">Rabid</text:span><text:span text:style-name="T3"> laps at the wounds on his hooves whimpering</text:span></text:p>
      <text:p text:style-name="Text_20_body"><text:span text:style-name="T2">Watcher</text:span>: You still have a lot to do mutt, ignore your bloody hooves and finish up!</text:p>
      <text:p text:style-name="Text_20_body"><text:span text:style-name="T4">Rabid</text:span><text:span text:style-name="T3"> continues pulling weeds</text:span></text:p>
      <text:p text:style-name="Text_20_body"><text:span text:style-name="T7">Tenda</text:span><text:span text:style-name="T6"> continues sleeping peacefully indoors</text:span></text:p>
      <text:p text:style-name="Text_20_body"><text:span text:style-name="T2">Watcher</text:span>: Enjoying the heat?</text:p>
      <text:p text:style-name="Text_20_body"><text:span text:style-name="T4">Rabid</text:span>: Plea-Please Mistress... Water...</text:p>
      <text:p text:style-name="Text_20_body"><text:span text:style-name="T2">Watcher</text:span>: What was that? I can't hear you.</text:p>
      <text:p text:style-name="Text_20_body"><text:span text:style-name="T4">Rabid</text:span><text:span text:style-name="T3"> pants and tries to shade his face with a hoof "May I have a drink, Mistress? Its so hot."</text:span></text:p>
      <text:p text:style-name="Text_20_body"><text:span text:style-name="T2">Watcher</text:span>: Water is only for slaves who do good work. I don't see this lawn perfect yet, so no water!</text:p>
      <text:p text:style-name="Text_20_body"><text:span text:style-name="T4">Rabid</text:span><text:span text:style-name="T3"> grumbles something about Watcher being a bitch and goes back to work</text:span></text:p>
      <text:p text:style-name="Text_20_body"><text:span text:style-name="T2">Watcher</text:span><text:span text:style-name="T1"> gets up from her seat, hearing only a fraction of what you said "What did you say mutt?"</text:span></text:p>
      <text:p text:style-name="Text_20_body"><text:span text:style-name="T4">Rabid</text:span><text:span text:style-name="T3"> looks scared "No-Nothing Mistress."</text:span></text:p>
      <text:p text:style-name="Text_20_body"><text:span text:style-name="T4">Rabid</text:span><text:span text:style-name="T3"> notices a pond as he continues pulling weeds, slowly working his way to it before dunking his head and drinking deeply</text:span></text:p>
      <text:p text:style-name="Text_20_body"><text:span text:style-name="T2">Watcher</text:span><text:span text:style-name="T1"> walks over to Rabid, waiting for him to get up from the water, her face steaming</text:span></text:p>
      <text:p text:style-name="Text_20_body"><text:span text:style-name="T4">Rabid</text:span><text:span text:style-name="T3"> finishes drinking and lets out a sigh "Ahhhh."</text:span></text:p>
      <text:p text:style-name="Text_20_body"><text:span text:style-name="T7">Tenda</text:span><text:span text:style-name="T6"> tuns herself over in her sleep, her expression one of total contentment</text:span></text:p>
      <text:p text:style-name="Text_20_body"><text:span text:style-name="T2">Watcher</text:span>: Did you enjoy your drink?</text:p>
      <text:p text:style-name="Text_20_body"><text:span text:style-name="T4">Rabid</text:span><text:span text:style-name="T3"> looks up at Watcher, mortally terrified</text:span></text:p>
      <text:p text:style-name="Text_20_body"><text:span text:style-name="T2">Watcher</text:span>: Well mutt?! Did you?!</text:p>
      <text:p text:style-name="Text_20_body"><text:span text:style-name="T4">Rabid</text:span>: Uhhh-Uhhh</text:p>
      <text:p text:style-name="Text_20_body"><text:span text:style-name="T2">Watcher</text:span><text:span text:style-name="T1"> rubs your head gently with a smile before slamming your head back into the water and holding you there "Than have some more!"</text:span></text:p>
      <text:p text:style-name="Text_20_body"><text:soft-page-break/><text:span text:style-name="T4">Rabid</text:span><text:span text:style-name="T3"> struggles against you, first trying to pull you hoof off his head, then trying to lift himself by his hooves, both to no avail</text:span></text:p>
      <text:p text:style-name="Text_20_body"><text:span text:style-name="T4">Rabid</text:span><text:span text:style-name="T3"> struggles more as bubbles rush to the surface before giving a strong kick, flipping both himself and Watcher into the pond</text:span></text:p>
      <text:p text:style-name="Text_20_body"><text:span text:style-name="T9">Storm</text:span> joined the chat </text:p>
      <text:p text:style-name="Text_20_body"><text:span text:style-name="T9">Storm</text:span><text:span text:style-name="T8"> (( finally joins chat :hurrr: ))</text:span></text:p>
      <text:p text:style-name="Text_20_body"><text:span text:style-name="T2">Watcher</text:span><text:span text:style-name="T1"> eyes burst open as she falls into the pond, standing back up as quickly as she can, dripping wet</text:span></text:p>
      <text:p text:style-name="Text_20_body"><text:span text:style-name="T4">Rabid</text:span><text:span text:style-name="T3"> stands back up gasping for air</text:span></text:p>
      <text:p text:style-name="Text_20_body"><text:span text:style-name="T9">Storm</text:span><text:span text:style-name="T8"> flops off his char, waking up :hurrr:</text:span></text:p>
      <text:p text:style-name="Text_20_body"><text:span text:style-name="T7">Tenda</text:span><text:span text:style-name="T6"> snores loudly</text:span></text:p>
      <text:p text:style-name="Text_20_body"><text:span text:style-name="T9">Storm</text:span>: ...</text:p>
      <text:p text:style-name="Text_20_body"><text:span text:style-name="T9">Storm</text:span>: Food!</text:p>
      <text:p text:style-name="Text_20_body"><text:span text:style-name="T9">Storm</text:span><text:span text:style-name="T8"> trots to the kitchen</text:span></text:p>
      <text:p text:style-name="Text_20_body"><text:span text:style-name="T2">Watcher</text:span><text:span text:style-name="T1"> turns her head, glaring at you harshly though she doesn't look threatening with her mane hanging down wet</text:span></text:p>
      <text:p text:style-name="Text_20_body"><text:span text:style-name="T4">Rabid</text:span><text:span text:style-name="T3"> starts stammering "I'msorryI'msorryI'msorr​yI'msorryI'msorry"</text:span></text:p>
      <text:p text:style-name="Text_20_body"><text:span text:style-name="T2">Watcher</text:span>: Mutt! How dare you- how dare you do this to me and disobey an order!</text:p>
      <text:p text:style-name="Text_20_body"><text:span text:style-name="T9">Storm</text:span><text:span text:style-name="T8"> sifts through the fridge</text:span></text:p>
      <text:p text:style-name="Text_20_body"><text:span text:style-name="T4">Rabid</text:span><text:span text:style-name="T3"> whimpers and covers his head with his hooves</text:span></text:p>
      <text:p text:style-name="Text_20_body"><text:span text:style-name="T9">Storm</text:span><text:span text:style-name="T8"> pulls out a piece of pie on a plate, taking it to the table</text:span></text:p>
      <text:p text:style-name="Text_20_body"><text:span text:style-name="T2">Watcher</text:span><text:span text:style-name="T1"> rushes over as quick as possible, grabbing Rabid by the collar "Oh you will receive punishment!"</text:span></text:p>
      <text:p text:style-name="Text_20_body"><text:span text:style-name="T4">Rabid</text:span><text:span text:style-name="T3"> whimpers and tries to pull away</text:span></text:p>
      <text:p text:style-name="Text_20_body"><text:span text:style-name="T7">Tenda</text:span><text:span text:style-name="T6"> snaps awake, her happy dreams replaced by a frown at the reminder of the world she is waking up into</text:span></text:p>
      <text:p text:style-name="Text_20_body"><text:span text:style-name="T2">Watcher</text:span><text:span text:style-name="T1"> wails you on the head, dragging you out of the pond "You will learn to obey!"</text:span></text:p>
      <text:p text:style-name="Text_20_body"><text:span text:style-name="T4">Rabid</text:span><text:span text:style-name="T3"> continues whimpering, responding with each hit with a loud whimper, remaining silent other than the whimpering</text:span></text:p>
      <text:p text:style-name="Text_20_body"><text:span text:style-name="T7">Tenda</text:span><text:span text:style-name="T6"> rolls off the bed with a thud</text:span></text:p>
      <text:p text:style-name="Text_20_body"><text:span text:style-name="T9">Storm</text:span><text:span text:style-name="T8"> hears a distant thud but pays it no mind, focusing on sating his current hunger via apple pie</text:span></text:p>
      <text:p text:style-name="Text_20_body"><text:span text:style-name="T7">Tenda</text:span><text:span text:style-name="T6"> arrives downstairs, dragging a bucket behind her</text:span></text:p>
      <text:p text:style-name="Text_20_body"><text:span text:style-name="T7">Tenda</text:span>: Master?</text:p>
      <text:p text:style-name="Text_20_body"><text:span text:style-name="T9">Storm</text:span>: Hmm?</text:p>
      <text:p text:style-name="Text_20_body"><text:span text:style-name="T7">Tenda</text:span>: Mmmm?</text:p>
      <text:p text:style-name="Text_20_body"><text:span text:style-name="T9">Storm</text:span>: Whash doyu want?</text:p>
      <text:p text:style-name="Text_20_body"><text:span text:style-name="T9">Storm</text:span><text:span text:style-name="T8"> bites into the pie</text:span></text:p>
      <text:p text:style-name="Text_20_body"><text:span text:style-name="T7">Tenda</text:span>: Unnh.. nothing, I guess.</text:p>
      <text:p text:style-name="Text_20_body"><text:span text:style-name="T7">Tenda</text:span>: I'm just... here if ya need me, boss//</text:p>
      <text:p text:style-name="Text_20_body"><text:soft-page-break/><text:span text:style-name="T7">Tenda</text:span>: *.</text:p>
      <text:p text:style-name="Text_20_body"><text:span text:style-name="T9">Storm</text:span>: Good.</text:p>
      <text:p text:style-name="Text_20_body"><text:span text:style-name="T9">Storm</text:span>: Go in the fridge and take out a piece of pie.</text:p>
      <text:p text:style-name="Text_20_body"><text:span text:style-name="T7">Tenda</text:span>: YeahIcandothat!</text:p>
      <text:p text:style-name="Text_20_body"><text:span text:style-name="T7">Tenda</text:span><text:span text:style-name="T6"> rushes into the kitchen, and throws open the fridge</text:span></text:p>
      <text:p text:style-name="Text_20_body"><text:span text:style-name="T7">Tenda</text:span>: Pie is, unnh...</text:p>
      <text:p text:style-name="Text_20_body"><text:span text:style-name="T7">Tenda</text:span>: That's the bread one right?</text:p>
      <text:p text:style-name="Text_20_body"><text:span text:style-name="T9">Storm</text:span>: Second shelf on the right, should be pre-sliced!</text:p>
      <text:p text:style-name="Text_20_body"><text:span text:style-name="T9">Storm</text:span>: Yes!</text:p>
      <text:p text:style-name="Text_20_body"><text:span text:style-name="T7">Tenda</text:span><text:span text:style-name="T6"> rears up to grab the pie, and then brings it over to Storm after closing the fridge behind her</text:span></text:p>
      <text:p text:style-name="Text_20_body"><text:span text:style-name="T9">Storm</text:span>: Put it on the table.</text:p>
      <text:p text:style-name="Text_20_body"><text:span text:style-name="T9">Storm</text:span><text:span text:style-name="T8"> finishes his current slice of pie, setting the fork down on the table</text:span></text:p>
      <text:p text:style-name="Text_20_body"><text:span text:style-name="T7">Tenda</text:span><text:span text:style-name="T6"> sets the pie on the table as requested</text:span></text:p>
      <text:p text:style-name="Text_20_body"><text:span text:style-name="T9">Storm</text:span><text:span text:style-name="T8"> motions at the chair opposite him "Sit."</text:span></text:p>
      <text:p text:style-name="Text_20_body"><text:span text:style-name="T7">Tenda</text:span><text:span text:style-name="T6"> scoots into said chair</text:span></text:p>
      <text:p text:style-name="Text_20_body"><text:span text:style-name="T9">Storm</text:span><text:span text:style-name="T8"> jabs the fork into the new slice of pie, sliding it to Tenda</text:span></text:p>
      <text:p text:style-name="Text_20_body"><text:span text:style-name="T9">Storm</text:span>: Eat.</text:p>
      <text:p text:style-name="Text_20_body"><text:span text:style-name="T7">Tenda</text:span>: Er.. okay.</text:p>
      <text:p text:style-name="Text_20_body"><text:span text:style-name="T7">Tenda</text:span><text:span text:style-name="T6"> inspects the fork curiously, and then starts using it to mash the crust of the pie into the rest</text:span></text:p>
      <text:p text:style-name="Text_20_body"><text:span text:style-name="T7">Tenda</text:span><text:span text:style-name="T6"> eagerly licks the pie mush from her plate</text:span></text:p>
      <text:p text:style-name="Text_20_body"><text:span text:style-name="T5">Newblood</text:span> joined the chat 18 seconds ago</text:p>
      <text:p text:style-name="Text_20_body"><text:span text:style-name="T9">Storm</text:span>: Good?</text:p>
      <text:p text:style-name="Text_20_body"><text:span text:style-name="T7">Tenda</text:span>: I guess.</text:p>
      <text:p text:style-name="Text_20_body"><text:span text:style-name="T9">Storm</text:span>: Are you....thirsty?</text:p>
      <text:p text:style-name="Text_20_body"><text:span text:style-name="T9">Storm</text:span><text:span text:style-name="T8"> stifles a bit of a laugh</text:span></text:p>
      <text:p text:style-name="Text_20_body"><text:span text:style-name="T7">Tenda</text:span>: Notthirsty. :wtf:</text:p>
      <text:p text:style-name="Text_20_body"><text:span text:style-name="T9">Storm</text:span>: Shame.</text:p>
      <text:p text:style-name="Text_20_body"><text:span text:style-name="T7">Tenda</text:span>: Thank you master, for offering, though..</text:p>
      <text:p text:style-name="Text_20_body"><text:span text:style-name="T9">Storm</text:span>: You sure? Not even...water?</text:p>
      <text:p text:style-name="Text_20_body"><text:span text:style-name="T7">Tenda</text:span>: Er... if master offered anything, I wouldn't refuse...</text:p>
      <text:p text:style-name="Text_20_body"><text:span text:style-name="T9">Storm</text:span>: Interesting...</text:p>
      <text:p text:style-name="Text_20_body"><text:span text:style-name="T4">Rabid</text:span><text:span text:style-name="T3"> keeps trying to pull out of Watcher's grasp</text:span></text:p>
      <text:p text:style-name="Text_20_body"><text:span text:style-name="T9">Storm</text:span>: Anything...?</text:p>
      <text:p text:style-name="Text_20_body"><text:span text:style-name="T7">Tenda</text:span>: ...anything's a big word, but...</text:p>
      <text:p text:style-name="Text_20_body"><text:span text:style-name="T7">Tenda</text:span>: Unnh, the possession fears for its livelihood. And it will at least attempt to do anything. :toomuch:</text:p>
      <text:p text:style-name="Text_20_body"><text:span text:style-name="T9">Storm</text:span>: Good to know.</text:p>
      <text:p text:style-name="Text_20_body"><text:soft-page-break/><text:span text:style-name="T9">Storm</text:span>: The possession needn't fear; the Owner wouldn't be very good if he destroyed his own Possession.</text:p>
      <text:p text:style-name="Text_20_body"><text:span text:style-name="T4">Rabid</text:span><text:span text:style-name="T3"> pushes Watcher back into the pond and runs back into the house at a full sprint</text:span></text:p>
      <text:p text:style-name="Text_20_body"><text:span text:style-name="T9">Storm</text:span>: Say...would you mind fetching me a drink?</text:p>
      <text:p text:style-name="Text_20_body"><text:span text:style-name="T4">Rabid</text:span><text:span text:style-name="T3"> shakes himself off before walking into the kitchen</text:span></text:p>
      <text:p text:style-name="Text_20_body"><text:span text:style-name="T9">Storm</text:span>: Oh, hello...</text:p>
      <text:p text:style-name="Text_20_body"><text:span text:style-name="T4">Rabid</text:span>: He-Hello, Master.</text:p>
      <text:p text:style-name="Text_20_body"><text:span text:style-name="T9">Storm</text:span>: You alright? You look...worse for wear.</text:p>
      <text:p text:style-name="Text_20_body"><text:span text:style-name="T4">Rabid</text:span>: I-I'm fine.</text:p>
      <text:p text:style-name="Text_20_body"><text:span text:style-name="T9">Storm</text:span>: You sure?</text:p>
      <text:p text:style-name="Text_20_body"><text:span text:style-name="T4">Rabid</text:span><text:span text:style-name="T3"> nods hesitantly</text:span></text:p>
      <text:p text:style-name="Text_20_body"><text:span text:style-name="T9">Storm</text:span><text:span text:style-name="T8"> sighs</text:span></text:p>
      <text:p text:style-name="Text_20_body"><text:span text:style-name="T9">Storm</text:span>: Alright.</text:p>
      <text:p text:style-name="Text_20_body"><text:span text:style-name="T7">Tenda</text:span>: (sorry for that afk I'm having a demon problem :facehoof:</text:p>
      <text:p text:style-name="Text_20_body"><text:span text:style-name="T4">Rabid</text:span><text:span text:style-name="T3"> slowly walks over and lies on the far side of Storm</text:span></text:p>
      <text:p text:style-name="Text_20_body"><text:span text:style-name="T2">Watcher</text:span><text:span text:style-name="T1"> stumbles back out of the pound, rushing into the house "Storm, where is the mutt!"</text:span></text:p>
      <text:p text:style-name="Text_20_body"><text:span text:style-name="T7">Tenda</text:span>: o-o</text:p>
      <text:p text:style-name="Text_20_body"><text:span text:style-name="T2">Watcher</text:span><text:span text:style-name="T1"> drips soak and wet</text:span></text:p>
      <text:p text:style-name="Text_20_body"><text:span text:style-name="T7">Tenda</text:span>: I think you're in trouble, Rabid.</text:p>
      <text:p text:style-name="Text_20_body"><text:span text:style-name="T9">Storm</text:span>: O-o</text:p>
      <text:p text:style-name="Text_20_body"><text:span text:style-name="T4">Rabid</text:span><text:span text:style-name="T3"> instinctively clings to Storm's hoof "Please..."</text:span></text:p>
      <text:p text:style-name="Text_20_body"><text:span text:style-name="T9">Storm</text:span><text:span text:style-name="T8"> sits in such a way as to cover Rabid</text:span></text:p>
      <text:p text:style-name="Text_20_body"><text:span text:style-name="T9">Storm</text:span>: Haven't seen him. What happened?</text:p>
      <text:p text:style-name="Text_20_body"><text:span text:style-name="T2">Watcher</text:span>: He disobeyed a direct order and pushed me into the pond!</text:p>
      <text:p text:style-name="Text_20_body"><text:span text:style-name="T7">Tenda</text:span>: That's a thrashin'.</text:p>
      <text:p text:style-name="Text_20_body"><text:span text:style-name="T9">Storm</text:span><text:span text:style-name="T8"> holds a hoof to his mouth, stifling a laugh</text:span></text:p>
      <text:p text:style-name="Text_20_body"><text:span text:style-name="T9">Storm</text:span>: Well, go dry off!</text:p>
      <text:p text:style-name="Text_20_body"><text:span text:style-name="T7">Tenda</text:span><text:span text:style-name="T6"> slinks lower behind the kitchen chair</text:span></text:p>
      <text:p text:style-name="Text_20_body"><text:span text:style-name="T2">Watcher</text:span>: Tell me where he is Storm!</text:p>
      <text:p text:style-name="Text_20_body"><text:span text:style-name="T9">Storm</text:span>: Have you checked upstairs?</text:p>
      <text:p text:style-name="Text_20_body"><text:span text:style-name="T2">Watcher</text:span>: I know he's down he, he didn't have time to run up. :notimpressed:</text:p>
      <text:p text:style-name="Text_20_body"><text:span text:style-name="T9">Storm</text:span>: I don't know, he can be pretty fast when he wants to...</text:p>
      <text:p text:style-name="Text_20_body"><text:span text:style-name="T2">Watcher</text:span><text:span text:style-name="T1"> rolls her eyes "Fine, I'll check. But you better hold him for me if you find him."</text:span></text:p>
      <text:p text:style-name="Text_20_body"><text:span text:style-name="T9">Storm</text:span>: I will.</text:p>
      <text:p text:style-name="Text_20_body"><text:span text:style-name="T2">Watcher</text:span><text:span text:style-name="T1"> storms off up stairs to search</text:span></text:p>
      <text:p text:style-name="Text_20_body"><text:span text:style-name="T9">Storm</text:span>: Hmm...</text:p>
      <text:p text:style-name="Text_20_body"><text:span text:style-name="T4">Rabid</text:span><text:span text:style-name="T3"> looks up to Storm pathetically</text:span></text:p>
      <text:p text:style-name="Text_20_body"><text:soft-page-break/><text:span text:style-name="T9">Storm</text:span>: She's starting to worry me.</text:p>
      <text:p text:style-name="Text_20_body"><text:span text:style-name="T7">Tenda</text:span><text:span text:style-name="T6"> glares at Storm from across the floor</text:span></text:p>
      <text:p text:style-name="Text_20_body"><text:span text:style-name="T2">Watcher</text:span> joined the chat </text:p>
      <text:p text:style-name="Text_20_body"><text:span text:style-name="T9">Storm</text:span>: What, Moth?</text:p>
      <text:p text:style-name="Text_20_body"><text:span text:style-name="T2">Watcher</text:span><text:span text:style-name="T1"> opens up doors and looks under beds and such</text:span></text:p>
      <text:p text:style-name="Text_20_body"><text:span text:style-name="T4">Rabid</text:span>: I... I don't want you to be in trouble...</text:p>
      <text:p text:style-name="Text_20_body"><text:span text:style-name="T7">Tenda</text:span>: Nothing for sure double definitely.</text:p>
      <text:p text:style-name="Text_20_body"><text:span text:style-name="T4">Rabid</text:span><text:span text:style-name="T3"> hands Storm his leash "Just tell her you caught me outside"</text:span></text:p>
      <text:p text:style-name="Text_20_body"><text:span text:style-name="T9">Storm</text:span><text:span text:style-name="T8"> glares back at Tenda :suspicious:</text:span></text:p>
      <text:p text:style-name="Text_20_body"><text:span text:style-name="T2">Watcher</text:span><text:span text:style-name="T1"> starts marching back downstairs "I couldn't find him. Please tell me you found the piece of trash."</text:span></text:p>
      <text:p text:style-name="Text_20_body"><text:span text:style-name="T9">Storm</text:span>: Oh yes...</text:p>
      <text:p text:style-name="Text_20_body"><text:span text:style-name="T9">Storm</text:span>: He's...er...right here!</text:p>
      <text:p text:style-name="Text_20_body"><text:span text:style-name="T9">Storm</text:span>: *very deadpan* I found him outside.</text:p>
      <text:p text:style-name="Text_20_body"><text:span text:style-name="T9">Storm</text:span>: *It's obvious he hasn't moved since their last talk*</text:p>
      <text:p text:style-name="Text_20_body"><text:span text:style-name="T7">Tenda</text:span>: :hides:</text:p>
      <text:p text:style-name="Text_20_body"><text:span text:style-name="T2">Watcher</text:span><text:span text:style-name="T1"> rolls her eyes "You were hiding him, weren't you?", snatching the leash from Storm's hoof</text:span></text:p>
      <text:p text:style-name="Text_20_body"><text:span text:style-name="T4">Rabid</text:span><text:span text:style-name="T3"> whimpers and looks away</text:span></text:p>
      <text:p text:style-name="Text_20_body"><text:span text:style-name="T9">Storm</text:span>: Sure, why not?</text:p>
      <text:p text:style-name="Text_20_body"><text:span text:style-name="T2">Watcher</text:span><text:span text:style-name="T1"> yanks the leash towards Rabid's room, kicking the door with anger as she pulls him inside</text:span></text:p>
      <text:p text:style-name="Text_20_body"><text:span text:style-name="T7">Tenda</text:span><text:span text:style-name="T6"> calls out from her hiding place, "Someone's in trouble!" :aaaaaaaa:</text:span></text:p>
      <text:p text:style-name="Text_20_body"><text:span text:style-name="T9">Storm</text:span>: Oh, this'll not end well for the poor sap.</text:p>
      <text:p text:style-name="Text_20_body"><text:span text:style-name="T4">Rabid</text:span><text:span text:style-name="T3"> remains silent the whole way, his head hung</text:span></text:p>
      <text:p text:style-name="Text_20_body"><text:span text:style-name="T7">Tenda</text:span>: 'Poor sap?'</text:p>
      <text:p text:style-name="Text_20_body"><text:span text:style-name="T7">Tenda</text:span>: You didn't do much to help the poor sap, you know.</text:p>
      <text:p text:style-name="Text_20_body"><text:span text:style-name="T9">Storm</text:span>: Didn't do much to help Watcher, either.</text:p>
      <text:p text:style-name="Text_20_body"><text:span text:style-name="T9">Storm</text:span>: Now where's that drink I wanted?</text:p>
      <text:p text:style-name="Text_20_body"><text:span text:style-name="T2">Watcher</text:span><text:span text:style-name="T1"> tosses Rabid against the wall, grabbing a nearby chair and leans against the back of it "Do you know... What you did?"</text:span></text:p>
      <text:p text:style-name="Text_20_body"><text:span text:style-name="T4">Rabid</text:span><text:span text:style-name="T3"> holds his eyes and mouth shut, turning away, and nods very fast over and over</text:span></text:p>
      <text:p text:style-name="Text_20_body"><text:span text:style-name="T2">Watcher</text:span><text:span text:style-name="T1"> pulls a knife out of her satchel, flipping it open as she glares down at Rabid</text:span></text:p>
      <text:p text:style-name="Text_20_body"><text:span text:style-name="T4">Rabid</text:span><text:span text:style-name="T3"> slowly opens his eye looking at watcher and upon seeing the knife scoots backwards and away</text:span></text:p>
      <text:p text:style-name="Text_20_body"><text:span text:style-name="T2">Watcher</text:span><text:span text:style-name="T1"> jabs the knife into the bottom of the seat, cutting the layer out so only the frame remains, keeping her red-shot eyes at Rabid</text:span></text:p>
      <text:p text:style-name="Text_20_body"><text:span text:style-name="T4">Rabid</text:span><text:span text:style-name="T3"> scoots the whole way back into the corner</text:span></text:p>
      <text:p text:style-name="Text_20_body"><text:span text:style-name="T2">Watcher</text:span>: On the chair...</text:p>
      <text:p text:style-name="Text_20_body"><text:span text:style-name="T2">Watcher</text:span>: I said on the chair!</text:p>
      <text:p text:style-name="Text_20_body"><text:soft-page-break/><text:span text:style-name="T4">Rabid</text:span><text:span text:style-name="T3"> quickly runs over and sits on the chair</text:span></text:p>
      <text:p text:style-name="Text_20_body"><text:span text:style-name="T4">Rabid</text:span>: I-I'm sorry Mistress</text:p>
      <text:p text:style-name="Text_20_body"><text:span text:style-name="T4">Rabid</text:span>: I'm sorry.</text:p>
      <text:p text:style-name="Text_20_body"><text:span text:style-name="T4">Rabid</text:span>: It was an accidnet.</text:p>
      <text:p text:style-name="Text_20_body"><text:span text:style-name="T4">Rabid</text:span>: I swear@</text:p>
      <text:p text:style-name="Text_20_body"><text:span text:style-name="T4">Rabid</text:span>: I didn't mean to get you wet.</text:p>
      <text:p text:style-name="Text_20_body"><text:span text:style-name="T9">Storm</text:span>: (( Hahaha, oh wow ))</text:p>
      <text:p text:style-name="Text_20_body"><text:span text:style-name="T2">Watcher</text:span><text:span text:style-name="T1"> grumbles, tying up your hooves to the back of the seat, placing the knife back into her satchel. She bends over your shoulder and looks into your face "Are you scared?"</text:span></text:p>
      <text:p text:style-name="Text_20_body"><text:span text:style-name="T4">Rabid</text:span><text:span text:style-name="T3"> nods quickly up and down tears starting to form in the corners of his eyes</text:span></text:p>
      <text:p text:style-name="Text_20_body"><text:span text:style-name="T7">Tenda</text:span> joined the chat 9 seconds ago</text:p>
      <text:p text:style-name="Text_20_body"><text:span text:style-name="T4">Rabid</text:span>: Please! Please! i'm sorry!</text:p>
      <text:p text:style-name="Text_20_body"><text:span text:style-name="T2">Watcher</text:span><text:span text:style-name="T1"> slaps your face lightly "Good...", pulling her head back and ties a blindfold around your eyes</text:span></text:p>
      <text:p text:style-name="Text_20_body"><text:span text:style-name="T4">Rabid</text:span><text:span text:style-name="T3"> shakes his head around wildly trying to shake the blindfold off</text:span></text:p>
      <text:p text:style-name="Text_20_body"><text:span text:style-name="T9">Storm</text:span>: Beh, forget it. I'll take a nap...feel free to join me, Moth.</text:p>
      <text:p text:style-name="Text_20_body"><text:span text:style-name="T2">Watcher</text:span><text:span text:style-name="T1"> secures the blind fold nice and tight, backing off and walking around you, making creaks on the floor as she does</text:span></text:p>
      <text:p text:style-name="Text_20_body"><text:span text:style-name="T9">Storm</text:span><text:span text:style-name="T8"> hops off his chair and heads to his room, checking back to see if the Moth follows him</text:span></text:p>
      <text:p text:style-name="Text_20_body"><text:span text:style-name="T4">Rabid</text:span><text:span text:style-name="T3"> tries turning his ears to listen</text:span></text:p>
      <text:p text:style-name="Text_20_body"><text:span text:style-name="T2">Watcher</text:span>: Do you know what you did?</text:p>
      <text:p text:style-name="Text_20_body"><text:span text:style-name="T4">Rabid</text:span><text:span text:style-name="T3"> just keeps profusely and almost incoherently apologizing</text:span></text:p>
      <text:p text:style-name="Text_20_body"><text:span text:style-name="T7">Tenda</text:span>: ..wh?</text:p>
      <text:p text:style-name="Text_20_body"><text:span text:style-name="T7">Tenda</text:span><text:span text:style-name="T6"> curiously follows Storm</text:span></text:p>
      <text:p text:style-name="Text_20_body"><text:span text:style-name="T9">Storm</text:span>: Hmm...</text:p>
      <text:p text:style-name="Text_20_body"><text:span text:style-name="T9">Storm</text:span><text:span text:style-name="T8"> slides into his bed, lying down on it</text:span></text:p>
      <text:p text:style-name="Text_20_body"><text:span text:style-name="T2">Watcher</text:span>: *a swinging noise is heard*</text:p>
      <text:p text:style-name="Text_20_body"><text:span text:style-name="T4">Rabid</text:span>: Wha? What's that?</text:p>
      <text:p text:style-name="Text_20_body"><text:span text:style-name="T7">Tenda</text:span>: DoIgettogetonthebedtoo?</text:p>
      <text:p text:style-name="Text_20_body"><text:span text:style-name="T9">Storm</text:span>: Umm...with me?!</text:p>
      <text:p text:style-name="Text_20_body"><text:span text:style-name="T9">Storm</text:span>: If you want to.</text:p>
      <text:p text:style-name="Text_20_body"><text:span text:style-name="T7">Tenda</text:span><text:span text:style-name="T6"> climbs up onto the bed</text:span></text:p>
      <text:p text:style-name="Text_20_body"><text:span text:style-name="T7">Tenda</text:span><text:span text:style-name="T6"> stares down at Storm</text:span></text:p>
      <text:p text:style-name="Text_20_body"><text:span text:style-name="T9">Storm</text:span><text:span text:style-name="T8"> stares /up/ at Tenda</text:span></text:p>
      <text:p text:style-name="Text_20_body"><text:span text:style-name="T2">Watcher</text:span><text:span text:style-name="T1"> immediately swings a metal ball into Rabid's testicles</text:span></text:p>
      <text:p text:style-name="Text_20_body"><text:span text:style-name="T9">Storm</text:span>: Not tired?</text:p>
      <text:p text:style-name="Text_20_body"><text:span text:style-name="T4">Rabid</text:span><text:span text:style-name="T3"> 's scream fills the room and he doubles over</text:span></text:p>
      <text:p text:style-name="Text_20_body"><text:span text:style-name="T7">Tenda</text:span>: I'm not.</text:p>
      <text:p text:style-name="Text_20_body"><text:soft-page-break/><text:span text:style-name="T7">Tenda</text:span>: ...o-o</text:p>
      <text:p text:style-name="Text_20_body"><text:span text:style-name="T9">Storm</text:span>: Oh...</text:p>
      <text:p text:style-name="Text_20_body"><text:span text:style-name="T2">Watcher</text:span><text:span text:style-name="T1"> breathes deeply "Now then... Do you know what you did...?"</text:span></text:p>
      <text:p text:style-name="Text_20_body"><text:span text:style-name="T9">Storm</text:span>: Well, I /am/!</text:p>
      <text:p text:style-name="Text_20_body"><text:span text:style-name="T9">Storm</text:span><text:span text:style-name="T8"> turns over, facing away from Tenda :grump:</text:span></text:p>
      <text:p text:style-name="Text_20_body"><text:span text:style-name="T7">Tenda</text:span>: That's great. :notimpressed:</text:p>
      <text:p text:style-name="Text_20_body"><text:span text:style-name="T4">Rabid</text:span><text:span text:style-name="T3"> breathes raggedly "Yes"</text:span></text:p>
      <text:p text:style-name="Text_20_body"><text:span text:style-name="T7">Tenda</text:span>: Well, uh, if you want to take your nap, yeah, go for it.</text:p>
      <text:p text:style-name="Text_20_body"><text:span text:style-name="T7">Tenda</text:span>: I'll just ... hang out.</text:p>
      <text:p text:style-name="Text_20_body"><text:span text:style-name="T9">Storm</text:span>: Why? Is there something /you/ want?</text:p>
      <text:p text:style-name="Text_20_body"><text:span text:style-name="T2">Watcher</text:span><text:span text:style-name="T1"> swings the ball faster and slams it up against Rabid once again</text:span></text:p>
      <text:p text:style-name="Text_20_body"><text:span text:style-name="T4">Rabid</text:span><text:span text:style-name="T3"> screams even louder</text:span></text:p>
      <text:p text:style-name="Text_20_body"><text:span text:style-name="T7">Tenda</text:span>: Not really...</text:p>
      <text:p text:style-name="Text_20_body"><text:span text:style-name="T7">Tenda</text:span>: I'm getting more and more used to this whole deal..</text:p>
      <text:p text:style-name="Text_20_body"><text:span text:style-name="T9">Storm</text:span>: :notimpressed:</text:p>
      <text:p text:style-name="Text_20_body"><text:span text:style-name="T2">Watcher</text:span><text:span text:style-name="T1"> circles around Rabid quietly, making creaks with each step</text:span></text:p>
      <text:p text:style-name="Text_20_body"><text:span text:style-name="T7">Tenda</text:span><text:span text:style-name="T6"> lowers herself onto the bed</text:span></text:p>
      <text:p text:style-name="Text_20_body"><text:span text:style-name="T9">Storm</text:span>: Really. Stop lying. What do you want?</text:p>
      <text:p text:style-name="Text_20_body"><text:span text:style-name="T4">Rabid</text:span><text:span text:style-name="T3"> is doubled over and doesn't even notice the creaks</text:span></text:p>
      <text:p text:style-name="Text_20_body"><text:span text:style-name="T7">Tenda</text:span>: (no buck you storm)</text:p>
      <text:p text:style-name="Text_20_body"><text:span text:style-name="T7">Tenda</text:span>: Iunno.</text:p>
      <text:p text:style-name="Text_20_body"><text:span text:style-name="T9">Storm</text:span>: (lol k)</text:p>
      <text:p text:style-name="Text_20_body"><text:span text:style-name="T9">Storm</text:span><text:span text:style-name="T8"> (bucks himself :hurrr: )</text:span></text:p>
      <text:p text:style-name="Text_20_body"><text:span text:style-name="T7">Tenda</text:span>: (sorry I just haven't had my fill of slave arc yet :flail: )</text:p>
      <text:p text:style-name="Text_20_body"><text:span text:style-name="T2">Watcher</text:span><text:span text:style-name="T1"> walks around a few more times, starting to breath deeply</text:span></text:p>
      <text:p text:style-name="Text_20_body"><text:span text:style-name="T4">Rabid</text:span><text:span text:style-name="T3"> turns his ears towards the breathing</text:span></text:p>
      <text:p text:style-name="Text_20_body"><text:span text:style-name="T9">Storm</text:span>: (Then maybe I need to brush up on my medieval torture techniques soon, eh?)</text:p>
      <text:p text:style-name="Text_20_body"><text:span text:style-name="T2">Watcher</text:span>: (That's what I did :awesomecheer: )</text:p>
      <text:p text:style-name="Text_20_body"><text:span text:style-name="T7">Tenda</text:span>: ( :wtf: Or just like, have me make you a sandwich... or torture me... whichever you prefer )</text:p>
      <text:p text:style-name="Text_20_body"><text:span text:style-name="T2">Watcher</text:span>: Now then... What are you?</text:p>
      <text:p text:style-name="Text_20_body"><text:span text:style-name="T4">Rabid</text:span>: I-I'm a mu-mutt!</text:p>
      <text:p text:style-name="Text_20_body"><text:span text:style-name="T9">Storm</text:span>: Oh...</text:p>
      <text:p text:style-name="Text_20_body"><text:span text:style-name="T9">Storm</text:span>: You should probably sleep at my feet or on the floor, I get the feeling Watcher won't like you sleeping there.</text:p>
      <text:p text:style-name="Text_20_body"><text:span text:style-name="T7">Tenda</text:span>: Whatever, I'm used to it.</text:p>
      <text:p text:style-name="Text_20_body"><text:span text:style-name="T7">Tenda</text:span><text:span text:style-name="T6"> hops off the bed onto the floor, and curls up</text:span></text:p>
      <text:p text:style-name="Text_20_body"><text:span text:style-name="T9">Storm</text:span>: I know...</text:p>
      <text:p text:style-name="Text_20_body"><text:soft-page-break/><text:span text:style-name="T9">Storm</text:span><text:span text:style-name="T8"> lies down and curls up, head on his pillow</text:span></text:p>
      <text:p text:style-name="Text_20_body"><text:span text:style-name="T2">Watcher</text:span><text:span text:style-name="T1"> swings the metal ball once again on Rabid's testes, continuing her circling around Rabid</text:span></text:p>
      <text:p text:style-name="Text_20_body"><text:span text:style-name="T4">Rabid</text:span><text:span text:style-name="T3"> tries to hop the chair away</text:span></text:p>
      <text:p text:style-name="Text_20_body"><text:span text:style-name="T7">Tenda</text:span>: I can like, go somewhere else if I'm not actually tired, right?</text:p>
      <text:p text:style-name="Text_20_body"><text:span text:style-name="T4">Rabid</text:span><text:span text:style-name="T3"> screams at the strike</text:span></text:p>
      <text:p text:style-name="Text_20_body"><text:span text:style-name="T9">Storm</text:span>: NO!</text:p>
      <text:p text:style-name="Text_20_body"><text:span text:style-name="T9">Storm</text:span>: No! :crazytwi:</text:p>
      <text:p text:style-name="Text_20_body"><text:span text:style-name="T9">Storm</text:span><text:span text:style-name="T8"> twitches</text:span></text:p>
      <text:p text:style-name="Text_20_body"><text:span text:style-name="T7">Tenda</text:span>: ...o-o</text:p>
      <text:p text:style-name="Text_20_body"><text:span text:style-name="T9">Storm</text:span><text:span text:style-name="T8"> drags the blanket over and covers himself, curling up under it</text:span></text:p>
      <text:p text:style-name="Text_20_body"><text:span text:style-name="T2">Watcher</text:span>: What... are you?</text:p>
      <text:p text:style-name="Text_20_body"><text:span text:style-name="T4">Rabid</text:span>: I'm a sl-slave!</text:p>
      <text:p text:style-name="Text_20_body"><text:span text:style-name="T9">Storm</text:span><text:span text:style-name="T8"> reaches down and pets Tenda a bit before dozing off</text:span></text:p>
      <text:p text:style-name="Text_20_body"><text:span text:style-name="T7">Tenda</text:span>: (nightnight Storm &lt;3 )</text:p>
      <text:p text:style-name="Text_20_body"><text:span text:style-name="T9">Storm</text:span>: (Night!)</text:p>
      <text:p text:style-name="Text_20_body"><text:span text:style-name="T4">Rabid</text:span>: (night.)</text:p>
      <text:p text:style-name="Text_20_body"><text:span text:style-name="T2">Watcher</text:span>: (Night &lt;3)</text:p>
      <text:p text:style-name="Text_20_body"><text:span text:style-name="T9">Storm</text:span>: (*bookmarks internet pages on torture for tomorrow :good: *</text:p>
      <text:p text:style-name="Text_20_body"><text:span text:style-name="T2">Watcher</text:span>: (That's what I did :good: )</text:p>
      <text:p text:style-name="Text_20_body"><text:span text:style-name="T2">Watcher</text:span>: What are you?!</text:p>
      <text:p text:style-name="Text_20_body"><text:span text:style-name="T2">Watcher</text:span><text:span text:style-name="T1"> reals up to your face and spits as she yells</text:span></text:p>
      <text:p text:style-name="Text_20_body"><text:span text:style-name="T4">Rabid</text:span><text:span text:style-name="T3"> doubles over in pain and cries "What do you want me to say?!"</text:span></text:p>
      <text:p text:style-name="Text_20_body"><text:span text:style-name="T2">Watcher</text:span>: What are you?!</text:p>
      <text:p text:style-name="Text_20_body"><text:span text:style-name="T4">Rabid</text:span><text:span text:style-name="T3"> flails around and the chair flips over backwards</text:span></text:p>
      <text:p text:style-name="Text_20_body"><text:span text:style-name="T2">Watcher</text:span><text:span text:style-name="T1"> swings the ball roughly against you again as you fall over, growling in anger as she does</text:span></text:p>
      <text:p text:style-name="Text_20_body"><text:span text:style-name="T7">Tenda</text:span><text:span text:style-name="T6"> hears something happening nearby, but decides not to investigate :berrywut:</text:span></text:p>
      <text:p text:style-name="Text_20_body"><text:span text:style-name="T4">Rabid</text:span><text:span text:style-name="T3"> yelps in pain again "Stop. Please stop!"</text:span></text:p>
      <text:p text:style-name="Text_20_body"><text:span text:style-name="T2">Watcher</text:span><text:span text:style-name="T1"> pulls the ball back, resuming her circling with loud creaks</text:span></text:p>
      <text:p text:style-name="Text_20_body"><text:span text:style-name="T4">Rabid</text:span><text:span text:style-name="T3"> pants heavily</text:span></text:p>
      <text:p text:style-name="Text_20_body"><text:span text:style-name="T2">Watcher</text:span><text:span text:style-name="T1"> steps on your tagged ear by accident as she circles around you still, grinning again</text:span></text:p>
      <text:p text:style-name="Text_20_body"><text:span text:style-name="T4">Rabid</text:span><text:span text:style-name="T3"> yelps as you step on his ear "plea-please stop. please. i'm sorry. i'm sorry!"</text:span></text:p>
      <text:p text:style-name="Text_20_body"><text:span text:style-name="T2">Watcher</text:span><text:span text:style-name="T1"> removes her hoof off your ear, as she circles, slamming the ball once again into your side instead "Once last time... What... are you?"</text:span></text:p>
      <text:p text:style-name="Text_20_body"><text:span text:style-name="T7">Tenda</text:span>: (the joys of torture rp: finding your rare moments to cram in as many "sorry" and "please" as you can. &lt;33333 Watcher and Storm )</text:p>
      <text:p text:style-name="Text_20_body"><text:span text:style-name="T4">Rabid</text:span><text:span text:style-name="T3"> coughs and hacks up a little blood</text:span></text:p>
      <text:p text:style-name="Text_20_body"><text:span text:style-name="T4">Rabid</text:span>: i'm yours!</text:p>
      <text:p text:style-name="Text_20_body"><text:soft-page-break/><text:span text:style-name="T2">Watcher</text:span><text:span text:style-name="T1"> swings the metal ball at high speed, swinging it back into your testicles, making a crushing noise</text:span></text:p>
      <text:p text:style-name="Text_20_body"><text:span text:style-name="T7">Tenda</text:span><text:span text:style-name="T6"> suddenly cringes :wtf:</text:span></text:p>
      <text:p text:style-name="Text_20_body"><text:span text:style-name="T4">Rabid</text:span><text:span text:style-name="T3"> screams loud enough for anyone awake in the house to hear</text:span></text:p>
      <text:p text:style-name="Text_20_body"><text:span text:style-name="T4">Rabid</text:span>: ((wide exterior shot, birds flying off trees in the distance :hurrr: ))</text:p>
      <text:p text:style-name="Text_20_body"><text:span text:style-name="T2">Watcher</text:span>: (:ajlol:)</text:p>
      <text:p text:style-name="Text_20_body"><text:span text:style-name="T2">Watcher</text:span><text:span text:style-name="T1"> pulls back the ball, being a bit bloody and drops it on the floor making a huge clang.</text:span></text:p>
      <text:p text:style-name="Text_20_body"><text:span text:style-name="T7">Tenda</text:span>: o-o;;</text:p>
      <text:p text:style-name="Text_20_body"><text:span text:style-name="T7">Tenda</text:span><text:span text:style-name="T6"> peeks on Storm to make sure he is asleep... then sneaks out to track down the source of all the ruckus</text:span></text:p>
      <text:p text:style-name="Text_20_body"><text:span text:style-name="T4">Rabid</text:span><text:span text:style-name="T3"> stops moving entirely aside from the occasional shudder, mouth hanging open, breathing shallowly</text:span></text:p>
      <text:p text:style-name="Text_20_body"><text:span text:style-name="T7">Tenda</text:span><text:span text:style-name="T6"> begins peeking in random rooms as she searches for the source of the screams and THUDs</text:span></text:p>
      <text:p text:style-name="Text_20_body"><text:span text:style-name="T2">Watcher</text:span><text:span text:style-name="T1"> lightly presses her hoof on your crushed testicle and partly over the one that is still ok, but severally injured, "Now then... What are you?"</text:span></text:p>
      <text:p text:style-name="Text_20_body"><text:span text:style-name="T5">Newblood</text:span> joined the chat 6 seconds ago</text:p>
      <text:p text:style-name="Text_20_body"><text:span text:style-name="T4">Rabid</text:span><text:span text:style-name="T3"> sobs "I'm your pet! I'm your slave! I'm your property!"</text:span></text:p>
      <text:p text:style-name="Text_20_body"><text:span text:style-name="T2">Watcher</text:span><text:span text:style-name="T1"> presses harder against your two testes "What... are... you?"</text:span></text:p>
      <text:p text:style-name="Text_20_body"><text:span text:style-name="T7">Tenda</text:span><text:span text:style-name="T6"> stumbles on the room Watcher and Rabid are in, but only watches as covertly she can after opening the door a crack if it wasn't already o-o</text:span></text:p>
      <text:p text:style-name="Text_20_body"><text:span text:style-name="T4">Rabid</text:span><text:span text:style-name="T3"> screams "AHHH! I'm your mutt! I'm a dog! I'm worthless! I'm a bitch!"</text:span></text:p>
      <text:p text:style-name="Text_20_body"><text:span text:style-name="T2">Watcher</text:span><text:span text:style-name="T1"> presses down with full force, squishing the other weak testie with ease</text:span></text:p>
      <text:p text:style-name="Text_20_body"><text:span text:style-name="T7">Tenda</text:span><text:span text:style-name="T6"> cringes at what she is hearing &lt;_&gt;​</text:span></text:p>
      <text:p text:style-name="Text_20_body"><text:span text:style-name="T4">Rabid</text:span><text:span text:style-name="T3"> whines, almost silently, very high pitched "aaaa-aaaa--aaaaa-aaaaa"​</text:span></text:p>
      <text:p text:style-name="Text_20_body"><text:span text:style-name="T4">Rabid</text:span>: I-----I'm a gelding.</text:p>
      <text:p text:style-name="Text_20_body"><text:span text:style-name="T2">Watcher</text:span><text:span text:style-name="T1"> wipes Rabid's blood off against his leg and takes a deep long breath</text:span></text:p>
      <text:p text:style-name="Text_20_body"><text:span text:style-name="T2">Watcher</text:span>: What... are... you?</text:p>
      <text:p text:style-name="Text_20_body"><text:span text:style-name="T4">Rabid</text:span><text:span text:style-name="T3"> sobs quietly</text:span></text:p>
      <text:p text:style-name="Text_20_body"><text:span text:style-name="T2">Watcher</text:span><text:span text:style-name="T1"> slowly gets up, heading towards the door</text:span></text:p>
      <text:p text:style-name="Text_20_body"><text:span text:style-name="T7">Tenda</text:span><text:span text:style-name="T6"> tries her best to hide against the wall</text:span></text:p>
      <text:p text:style-name="Text_20_body"><text:span text:style-name="T2">Watcher</text:span><text:span text:style-name="T1"> opens the door and heads outside, breathing deeply</text:span></text:p>
      <text:p text:style-name="Text_20_body"><text:span text:style-name="T2">Watcher</text:span><text:span text:style-name="T1"> turns her attention to Tenda, whom isn't hiding all too well against a wall</text:span></text:p>
      <text:p text:style-name="Text_20_body"><text:span text:style-name="T2">Watcher</text:span>: What are you doing, mule?</text:p>
      <text:p text:style-name="Text_20_body"><text:span text:style-name="T7">Tenda</text:span>: J-just... listening..?</text:p>
      <text:p text:style-name="Text_20_body"><text:span text:style-name="T7">Tenda</text:span>: I heard lots of loud noises...</text:p>
      <text:p text:style-name="Text_20_body"><text:span text:style-name="T7">Tenda</text:span>: I unnh... I thought something might need cleaning. :rariwat:</text:p>
      <text:p text:style-name="Text_20_body"><text:span text:style-name="T2">Watcher</text:span>: No... That mess won't require cleaning. It sets a reminder to somepony to not mess with me.</text:p>
      <text:p text:style-name="Text_20_body"><text:soft-page-break/><text:span text:style-name="T7">Tenda</text:span>: ..okaygreat.</text:p>
      <text:p text:style-name="Text_20_body"><text:span text:style-name="T7">Tenda</text:span>: I'm just gonna get out of your hair,then.</text:p>
      <text:p text:style-name="Text_20_body"><text:span text:style-name="T5">Newblood</text:span> joined the chat </text:p>
      <text:p text:style-name="Text_20_body"><text:span text:style-name="T7">Tenda</text:span>: You keep on doing whatever it was you were doing.</text:p>
      <text:p text:style-name="Text_20_body"><text:span text:style-name="T7">Tenda</text:span><text:span text:style-name="T6"> begins to sidle away from Watcher</text:span></text:p>
      <text:p text:style-name="Text_20_body"><text:span text:style-name="T2">Watcher</text:span><text:span text:style-name="T1"> watches Tenda, making sure she stays away from Rabid's room</text:span></text:p>
      <text:p text:style-name="Text_20_body"><text:span text:style-name="T4">Rabid</text:span><text:span text:style-name="T3"> remains sobbing, blindfolded and bound to the overturned chair</text:span></text:p>
      <text:p text:style-name="Text_20_body"><text:span text:style-name="T7">Tenda</text:span><text:span text:style-name="T6"> waves goodbye before disappearing down the corridor</text:span></text:p>
      <text:p text:style-name="Text_20_body"><text:span text:style-name="T2">Watcher</text:span><text:span text:style-name="T1"> rolls her eyes, returning to the living quarters, sitting down on the couch</text:span></text:p>
      <text:p text:style-name="Text_20_body"><text:span text:style-name="T7">Tenda</text:span><text:span text:style-name="T6"> follows Watcher downstairs</text:span></text:p>
      <text:p text:style-name="Text_20_body"><text:span text:style-name="T7">Tenda</text:span>: Psst, boss!</text:p>
      <text:p text:style-name="Text_20_body"><text:span text:style-name="T2">Watcher</text:span>: What is it?</text:p>
      <text:p text:style-name="Text_20_body"><text:span text:style-name="T7">Tenda</text:span>: I, unnh... I have some secret intelligence. o-o</text:p>
      <text:p text:style-name="Text_20_body"><text:span text:style-name="T2">Watcher</text:span><text:span text:style-name="T1"> raises a brow</text:span></text:p>
      <text:p text:style-name="Text_20_body"><text:span text:style-name="T7">Tenda</text:span>: It's about Storm. :rariwat:</text:p>
      <text:p text:style-name="Text_20_body"><text:span text:style-name="T2">Watcher</text:span><text:span text:style-name="T1"> rolls her eyes again "Yeah yeah, what is it?"</text:span></text:p>
      <text:p text:style-name="Text_20_body"><text:span text:style-name="T7">Tenda</text:span>: He's a big softie and he's planning to let the slaves go free! :hides:</text:p>
      <text:p text:style-name="Text_20_body"><text:span text:style-name="T7">Tenda</text:span>: YOU SHOULD BEAT HIM UP!</text:p>
      <text:p text:style-name="Text_20_body"><text:span text:style-name="T2">Watcher</text:span>: You think I'm going to believe that?</text:p>
      <text:p text:style-name="Text_20_body"><text:span text:style-name="T7">Tenda</text:span>: ..b-but it's true?</text:p>
      <text:p text:style-name="Text_20_body"><text:span text:style-name="T7">Tenda</text:span>: It's actually seriously true?</text:p>
      <text:p text:style-name="Text_20_body"><text:span text:style-name="T7">Tenda</text:span>: He even called me 'Tenda' the other day!</text:p>
      <text:p text:style-name="Text_20_body"><text:span text:style-name="T7">Tenda</text:span>: So you should beat him up and also reward me by letting me go. o-o</text:p>
      <text:p text:style-name="Text_20_body"><text:span text:style-name="T5">Newblood</text:span> joined the chat 8 seconds ago</text:p>
      <text:p text:style-name="Text_20_body"><text:span text:style-name="T2">Watcher</text:span> joined the chat 22 seconds ago</text:p>
      <text:p text:style-name="Text_20_body"><text:span text:style-name="T2">Watcher</text:span>: That's not going to happen, mule. Ask that again, and I'll show you /exactly/ what happened to the mute.</text:p>
      <text:p text:style-name="Text_20_body"><text:span text:style-name="T2">Watcher</text:span> joined the chat 9 seconds ago</text:p>
      <text:p text:style-name="Text_20_body"><text:span text:style-name="T7">Tenda</text:span>: Uhhh...</text:p>
      <text:p text:style-name="Text_20_body"><text:span text:style-name="T7">Tenda</text:span>: Storm also gave us blankets, and he hasn't paid attention to leash laws?</text:p>
      <text:p text:style-name="Text_20_body"><text:span text:style-name="T7">Tenda</text:span><text:span text:style-name="T6"> holds up her own leash</text:span></text:p>
      <text:p text:style-name="Text_20_body"><text:span text:style-name="T7">Tenda</text:span>: Will you beat him up now?</text:p>
      <text:p text:style-name="Text_20_body"><text:span text:style-name="T7">Tenda</text:span>: That'snotthewrongquestio​ntoaskright. o-o;;</text:p>
      <text:p text:style-name="Text_20_body"><text:span text:style-name="T2">Watcher</text:span>: I haven't cared about the leash laws much... We both know you aren't going to leave...</text:p>
      <text:p text:style-name="Text_20_body"><text:span text:style-name="T7">Tenda</text:span><text:span text:style-name="T6"> growls, "I'd totally leave!"</text:span></text:p>
      <text:p text:style-name="Text_20_body"><text:span text:style-name="T7">Tenda</text:span>: If... Storm was dead and stuff...</text:p>
      <text:p text:style-name="Text_20_body"><text:span text:style-name="T2">Watcher</text:span><text:span text:style-name="T1"> smacks Tenda aside the head "It's cute when you try to ask tough."</text:span></text:p>
      <text:p text:style-name="Text_20_body"><text:soft-page-break/><text:span text:style-name="T7">Tenda</text:span><text:span text:style-name="T6"> whimpers</text:span></text:p>
      <text:p text:style-name="Text_20_body"><text:span text:style-name="T7">Tenda</text:span>: I.. I really am going to leave..</text:p>
      <text:p text:style-name="Text_20_body"><text:span text:style-name="T2">Watcher</text:span><text:span text:style-name="T1"> picks up a newspaper and begins to read "Suuuuuure."</text:span></text:p>
      <text:p text:style-name="Text_20_body"><text:span text:style-name="T7">Tenda</text:span>: Q-Quit screwing around!</text:p>
      <text:p text:style-name="Text_20_body"><text:span text:style-name="T4">Rabid</text:span><text:span text:style-name="T3"> groans in pain upstairs</text:span></text:p>
      <text:p text:style-name="Text_20_body"><text:span text:style-name="T7">Tenda</text:span>: I'll leave right now!</text:p>
      <text:p text:style-name="Text_20_body"><text:span text:style-name="T7">Tenda</text:span>: ...:toomuch:</text:p>
      <text:p text:style-name="Text_20_body"><text:span text:style-name="T7">Tenda</text:span>: If you weren't also keeping... Rabid.... nevermind.</text:p>
      <text:p text:style-name="Text_20_body"><text:span text:style-name="T7">Tenda</text:span>: MISTRESS I'M GONNA GO BACK UPSTAIRS.</text:p>
      <text:p text:style-name="Text_20_body"><text:span text:style-name="T7">Tenda</text:span><text:span text:style-name="T6"> begins to slowly creep back up the stairwell</text:span></text:p>
      <text:p text:style-name="Text_20_body"><text:span text:style-name="T2">Watcher</text:span>: Sure.. Whatever... If you see the mutt, tell him I said "What are you" for me please. *chuckles to herself*</text:p>
      <text:p text:style-name="Text_20_body"><text:span text:style-name="T7">Tenda</text:span>: "What are you." got it. o-o</text:p>
      <text:p text:style-name="Text_20_body"><text:span text:style-name="T7">Tenda</text:span>: You... need anything else, boss?</text:p>
      <text:p text:style-name="Text_20_body"><text:span text:style-name="T2">Watcher</text:span>: No... That will be good.</text:p>
      <text:p text:style-name="Text_20_body"><text:span text:style-name="T7">Tenda</text:span>: Okay. Have a good night. :nnghaloo:</text:p>
      <text:p text:style-name="Text_20_body"><text:span text:style-name="T2">Watcher</text:span><text:span text:style-name="T1"> lays her head down and begins to slee</text:span></text:p>
      <text:p text:style-name="Text_20_body"><text:span text:style-name="T7">Tenda</text:span><text:span text:style-name="T6"> does the same</text:span></text:p>
      <text:p text:style-name="Text_20_body"><text:span text:style-name="T7">Tenda</text:span>: (nightnight folks)</text:p>
      <text:p text:style-name="Text_20_body"><text:span text:style-name="T4">Rabid</text:span><text:span text:style-name="T3"> whimpers he falls asleep, alone and cold, battered and beaten</text:span></text:p>
      <text:p text:style-name="Text_20_body"><text:span text:style-name="T4">Rabid</text:span>: (nightnight tenda :hugs: 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7M4S</meta:editing-duration>
    <meta:editing-cycles>5</meta:editing-cycles>
    <meta:generator>OpenOffice.org/3.4.1$Win32 OpenOffice.org_project/341m1$Build-9593</meta:generator>
    <dc:date>2013-09-18T00:16:04.10</dc:date>
    <meta:document-statistic meta:table-count="0" meta:image-count="0" meta:object-count="0" meta:page-count="12" meta:paragraph-count="399" meta:word-count="3635" meta:character-count="20470"/>
    <meta:user-defined meta:name="Info 1"/>
    <meta:user-defined meta:name="Info 2"/>
    <meta:user-defined meta:name="Info 3"/>
    <meta:user-defined meta:name="Info 4"/>
  </office:meta>
</office:document-meta>
</file>